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ce4e5" draw:textarea-horizontal-align="justify" draw:textarea-vertical-align="middle" draw:auto-grow-height="false" fo:min-height="2.417cm" fo:min-width="1.659cm"/>
    </style:style>
    <style:style style:name="gr2" style:family="graphic" style:parent-style-name="standard">
      <style:graphic-properties draw:textarea-horizontal-align="justify" draw:textarea-vertical-align="middle" draw:auto-grow-height="false" fo:min-height="1.147cm" fo:min-width="1.659cm"/>
    </style:style>
    <style:style style:name="gr3" style:family="graphic" style:parent-style-name="standard">
      <style:graphic-properties draw:textarea-horizontal-align="justify" draw:textarea-vertical-align="middle" draw:auto-grow-height="false" fo:min-height="0.385cm" fo:min-width="1.405cm"/>
    </style:style>
    <style:style style:name="gr4" style:family="graphic" style:parent-style-name="standard">
      <style:graphic-properties draw:textarea-horizontal-align="justify" draw:textarea-vertical-align="middle" draw:auto-grow-height="false" fo:min-height="0.385cm" fo:min-width="1.659cm"/>
    </style:style>
    <style:style style:name="gr5" style:family="graphic" style:parent-style-name="standard">
      <style:graphic-properties draw:textarea-horizontal-align="justify" draw:textarea-vertical-align="middle" draw:auto-grow-height="false" fo:min-height="0.512cm" fo:min-width="1.786cm"/>
    </style:style>
    <style:style style:name="gr6" style:family="graphic" style:parent-style-name="standard">
      <style:graphic-properties draw:textarea-horizontal-align="justify" draw:textarea-vertical-align="middle" draw:auto-grow-height="false" fo:min-height="0.512cm" fo:min-width="1.659cm"/>
    </style:style>
    <style:style style:name="gr7" style:family="graphic" style:parent-style-name="standard">
      <style:graphic-properties draw:textarea-horizontal-align="justify" draw:textarea-vertical-align="middle" draw:auto-grow-height="false" fo:min-height="0.893cm" fo:min-width="1.151cm"/>
    </style:style>
    <style:style style:name="gr8" style:family="graphic" style:parent-style-name="standard">
      <style:graphic-properties draw:fill-color="#bce4e5" draw:textarea-horizontal-align="justify" draw:textarea-vertical-align="middle" draw:auto-grow-height="false" fo:min-height="1.147cm" fo:min-width="2.802cm"/>
    </style:style>
    <style:style style:name="gr9" style:family="graphic" style:parent-style-name="standard">
      <style:graphic-properties draw:fill-color="#bce4e5" draw:textarea-horizontal-align="justify" draw:textarea-vertical-align="middle" draw:auto-grow-height="false" fo:min-height="1.147cm" fo:min-width="1.151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loext:graphic-properties draw:fill-color="#bce4e5"/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-color="#bce4e5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59cm" svg:height="2.667cm" svg:x="2.016cm" svg:y="3.286cm">
          <text:p text:style-name="P1"><text:span text:style-name="T1">Phon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2.159cm" svg:height="1.397cm" svg:x="8.239cm" svg:y="3.032cm">
          <text:p text:style-name="P3"><text:span text:style-name="T2">Send</text:span></text:p>
          <text:p text:style-name="P3"><text:span text:style-name="T2">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1.905cm" svg:height="0.635cm" svg:x="11.668cm" svg:y="3.413cm">
          <text:p text:style-name="P4"><text:span text:style-name="T2">Buff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7" draw:id="id7" draw:layer="layout" svg:width="2.159cm" svg:height="0.635cm" svg:x="5.064cm" svg:y="5.064cm">
          <text:p text:style-name="P4"><text:span text:style-name="T2">Decryp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2.159cm" svg:height="0.635cm" svg:x="5.064cm" svg:y="3.413cm">
          <text:p text:style-name="P4"><text:span text:style-name="T2">Encrypt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5" draw:id="id5" draw:layer="layout" svg:width="2.286cm" svg:height="0.762cm" svg:x="14.462cm" svg:y="9.001cm">
          <text:p text:style-name="P4"><text:span text:style-name="T2">Decrypt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9" draw:id="id9" draw:layer="layout" svg:width="2.159cm" svg:height="0.762cm" svg:x="11.16cm" svg:y="8.493cm">
          <text:p text:style-name="P4"><text:span text:style-name="T2">Decryp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2.159cm" svg:height="1.397cm" svg:x="8.239cm" svg:y="4.683cm">
          <text:p text:style-name="P3"><text:span text:style-name="T2">Receive</text:span></text:p>
          <text:p text:style-name="P3"><text:span text:style-name="T2">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8" draw:id="id8" draw:layer="layout" svg:width="1.651cm" svg:height="1.143cm" svg:x="11.414cm" svg:y="10.652cm">
          <text:p text:style-name="P4">uC</text:p>
          <draw:enhanced-geometry svg:viewBox="0 0 21600 21600" draw:type="rectangle" draw:enhanced-path="M 0 0 L 21600 0 21600 21600 0 21600 0 0 Z N"/>
        </draw:custom-shape>
        <draw:custom-shape draw:style-name="gr8" draw:text-style-name="P5" xml:id="id4" draw:id="id4" draw:layer="layout" svg:width="3.302cm" svg:height="1.397cm" svg:x="13.954cm" svg:y="6.588cm">
          <text:p text:style-name="P4"><text:span text:style-name="T2">SIM Modul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651cm" svg:height="1.397cm" svg:x="8.747cm" svg:y="10.525cm">
          <text:p text:style-name="P4"><text:span text:style-name="T2">I/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0" draw:id="id10" draw:layer="layout" svg:width="1.905cm" svg:height="0.635cm" svg:x="11.287cm" svg:y="6.334cm">
          <text:p text:style-name="P4"><text:span text:style-name="T2">Buffer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7.223cm" svg:y1="3.73cm" svg:x2="8.239cm" svg:y2="3.73cm" draw:start-shape="id1" draw:start-glue-point="1" draw:end-shape="id2" draw:end-glue-point="3" svg:d="M7223 3730h1016" svg:viewBox="0 0 1017 1">
          <text:p/>
        </draw:connector>
        <draw:connector draw:style-name="gr10" draw:text-style-name="P6" draw:layer="layout" draw:type="line" svg:x1="10.398cm" svg:y1="3.73cm" svg:x2="11.668cm" svg:y2="3.73cm" draw:start-shape="id2" draw:start-glue-point="1" draw:end-shape="id3" draw:end-glue-point="3" svg:d="M10398 3730h1270" svg:viewBox="0 0 1271 1">
          <text:p/>
        </draw:connector>
        <draw:connector draw:style-name="gr10" draw:text-style-name="P6" draw:layer="layout" svg:x1="13.573cm" svg:y1="3.73cm" svg:x2="15.605cm" svg:y2="6.588cm" draw:start-shape="id3" draw:start-glue-point="1" draw:end-shape="id4" draw:end-glue-point="0" svg:d="M13573 3730h2032v2858" svg:viewBox="0 0 2033 2859">
          <text:p/>
        </draw:connector>
        <draw:connector draw:style-name="gr10" draw:text-style-name="P6" draw:layer="layout" draw:type="line" svg:x1="15.605cm" svg:y1="7.985cm" svg:x2="15.605cm" svg:y2="9.001cm" draw:start-shape="id4" draw:start-glue-point="2" draw:end-shape="id5" draw:end-glue-point="0" svg:d="M15605 7985v1016" svg:viewBox="0 0 1 1017">
          <text:p/>
        </draw:connector>
        <draw:connector draw:style-name="gr10" draw:text-style-name="P6" draw:layer="layout" draw:type="line" svg:x1="8.239cm" svg:y1="5.381cm" svg:x2="7.223cm" svg:y2="5.381cm" draw:start-shape="id6" draw:start-glue-point="3" draw:end-shape="id7" svg:d="M8239 5381h-1016" svg:viewBox="0 0 1017 1">
          <text:p/>
        </draw:connector>
        <draw:connector draw:style-name="gr10" draw:text-style-name="P6" draw:layer="layout" svg:x1="15.605cm" svg:y1="9.763cm" svg:x2="13.065cm" svg:y2="11.223cm" draw:start-shape="id5" draw:start-glue-point="2" draw:end-shape="id8" svg:d="M15605 9763v1460h-2540" svg:viewBox="0 0 2541 1461">
          <text:p/>
        </draw:connector>
        <draw:connector draw:style-name="gr10" draw:text-style-name="P6" draw:layer="layout" draw:type="line" svg:x1="12.239cm" svg:y1="10.652cm" svg:x2="12.239cm" svg:y2="9.255cm" draw:start-shape="id8" draw:start-glue-point="0" draw:end-shape="id9" draw:end-glue-point="2" svg:d="M12239 10652v-1397" svg:viewBox="0 0 1 1398">
          <text:p/>
        </draw:connector>
        <draw:connector draw:style-name="gr10" draw:text-style-name="P6" draw:layer="layout" draw:type="line" svg:x1="12.239cm" svg:y1="8.493cm" svg:x2="12.239cm" svg:y2="6.969cm" draw:start-shape="id9" draw:start-glue-point="0" draw:end-shape="id10" svg:d="M12239 8493v-1524" svg:viewBox="0 0 1 1525">
          <text:p/>
        </draw:connector>
        <draw:line draw:style-name="gr10" draw:text-style-name="P6" draw:layer="layout" svg:x1="10.398cm" svg:y1="10.906cm" svg:x2="11.414cm" svg:y2="10.906cm">
          <text:p/>
        </draw:line>
        <draw:line draw:style-name="gr10" draw:text-style-name="P6" draw:layer="layout" svg:x1="11.414cm" svg:y1="11.541cm" svg:x2="10.398cm" svg:y2="11.541cm">
          <text:p/>
        </draw:line>
        <draw:line draw:style-name="gr10" draw:text-style-name="P6" draw:layer="layout" svg:x1="4.175cm" svg:y1="3.667cm" svg:x2="5.064cm" svg:y2="3.667cm">
          <text:p/>
        </draw:line>
        <draw:line draw:style-name="gr10" draw:text-style-name="P6" draw:layer="layout" svg:x1="5.064cm" svg:y1="5.445cm" svg:x2="4.175cm" svg:y2="5.445cm">
          <text:p/>
        </draw:line>
        <draw:connector draw:style-name="gr10" draw:text-style-name="P6" draw:layer="layout" svg:x1="12.239cm" svg:y1="6.334cm" svg:x2="10.398cm" svg:y2="5.381cm" draw:start-shape="id10" draw:start-glue-point="0" draw:end-shape="id6" draw:end-glue-point="1" svg:d="M12239 6334v-953h-1841" svg:viewBox="0 0 1842 9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6T23:52:15.050148337</meta:creation-date>
    <dc:date>2018-03-27T00:23:11.984735037</dc:date>
    <meta:editing-duration>PT4S</meta:editing-duration>
    <meta:editing-cycles>1</meta:editing-cycles>
    <meta:document-statistic meta:object-count="25"/>
    <meta:generator>LibreOffice/6.0.2.1.0$Linux_X86_64 LibreOffice_project/00m0$Build-1</meta:generator>
  </office:meta>
</office:document-meta>
</file>